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5-08-0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5-06-2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5-05-2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5-04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5-03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5-02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5-01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12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11-2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10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9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8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8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7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7-1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6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5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4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3-2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2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4-01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12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11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10-2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9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8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7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6-2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5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4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3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2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3-01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12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11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10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9-2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8-2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7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6-2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5-1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4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3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2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2-01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12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11-1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10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9-2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8-24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7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6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5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4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3-2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2-2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1-01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12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11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10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9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8-26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7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6-2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5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4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3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2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20-01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11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10-2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9-2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8-27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7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6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5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4-1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3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2-2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9-01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12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11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10-23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9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8-2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7-25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5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4-1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3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2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8-01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12-2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11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10-24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9-28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8-2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7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6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5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4-2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2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7-01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12-3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11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10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10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8-2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7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6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5-2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4-29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4-01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2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6-01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12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11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10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10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8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7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6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5-29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5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3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2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5-02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12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11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10-3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9-26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9-0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8-0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6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6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5-0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3-3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2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4-01-3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3-12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34071262401</text:p>
          </table:table-cell>
          <table:table-cell office:value-type="string" calcext:value-type="string">
            <text:p>MA-F2W <text:s text:c="2"/>80 FRANKLIN, MA</text:p>
          </table:table-cell>
          <table:table-cell office:value-type="string" calcext:value-type="string">
            <text:p>2013-11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